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ableFutureTaskTests.onSuccess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TaskTests.onFailure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TaskTests.failureWithLambd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istenableFutureTaskTests.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stenableFutureTaskTests.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istenableFutureTaskTests.successWithLambd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